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Description</text:h>
        <text:p text:style-name="Text_20_body_20_indent_20_Organon">Organon creates a navigation-tree and a tags holding sidebar entry for folders and files.</text:p>
        <text:p text:style-name="Text_20_body_20_indent_20_Organon"/>
        <text:p text:style-name="Text_20_body_20_indent_20_Organon">It's possible to:</text:p>
        <text:p text:style-name="Text_20_body_20_indent_20_Organon">- use drag and drop<text:line-break/>- create various tags<text:line-break/>- comfortably import and export files</text:p>
        <text:p text:style-name="Text_20_body"/>
        <text:p text:style-name="Text_20_body_20_indent_20_Organon">On selection of a file or folder Organon jumps to the corresponding text-section and updates the tagging section in the sidebar. <text:s/></text:p>
        <text:p text:style-name="Text_20_body_20_indent_20_Organon">When open folders are selected, Organon shows the corresponding entry in the tree view and in the sideb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72" meta:character-count="432" meta:non-whitespace-character-count="364"/>
    <dc:date>2014-07-09T21:49:22.484000000</dc:date>
    <meta:editing-duration>P0D</meta:editing-duration>
    <meta:editing-cycles>1</meta:editing-cycles>
    <meta:generator>LibreOffice/4.2.5.2$Windows_x86 LibreOffice_project/61cb170a04bb1f12e77c884eab9192be736ec5f5</meta:generator>
  </office:meta>
</office:document-meta>
</file>